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r_5f_clang_5f_exp1.csv">
      <style:table-properties table:display="true" style:writing-mode="lr-tb"/>
    </style:style>
    <style:style style:name="ta2" style:family="table" style:master-page-name="par_5f_clang_5f_exp2.csv">
      <style:table-properties table:display="true" style:writing-mode="lr-tb"/>
    </style:style>
    <style:style style:name="ta3" style:family="table" style:master-page-name="par_5f_clang_5f_exp3.csv">
      <style:table-properties table:display="true" style:writing-mode="lr-tb"/>
    </style:style>
    <style:style style:name="ta4" style:family="table" style:master-page-name="par_5f_clang_5f_exp4.csv">
      <style:table-properties table:display="true" style:writing-mode="lr-tb"/>
    </style:style>
    <style:style style:name="ta5" style:family="table" style:master-page-name="par_5f_clang_5f_exp5.csv">
      <style:table-properties table:display="true" style:writing-mode="lr-tb"/>
    </style:style>
    <style:style style:name="ta6" style:family="table" style:master-page-name="seq_5f_clang_5f_exp1.csv">
      <style:table-properties table:display="true" style:writing-mode="lr-tb"/>
    </style:style>
    <style:style style:name="ta7" style:family="table" style:master-page-name="seq_5f_clang_5f_exp2.csv">
      <style:table-properties table:display="true" style:writing-mode="lr-tb"/>
    </style:style>
    <style:style style:name="ta8" style:family="table" style:master-page-name="seq_5f_clang_5f_exp3.csv">
      <style:table-properties table:display="true" style:writing-mode="lr-tb"/>
    </style:style>
    <style:style style:name="ta9" style:family="table" style:master-page-name="seq_5f_clang_5f_exp4.csv">
      <style:table-properties table:display="true" style:writing-mode="lr-tb"/>
    </style:style>
    <style:style style:name="ta10" style:family="table" style:master-page-name="seq_5f_clang_5f_exp5.csv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r_clang_exp1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Gnumeric-default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clang_exp1.csv'.$A$1" table:expression="#REF!"/>
          <table:named-expression table:name="Sheet_Title" table:base-cell-address="$'par_clang_exp1.csv'.$A$1" table:expression="&quot;par_clang_exp1.csv&quot;"/>
        </table:named-expressions>
      </table:table>
      <table:table table:name="par_clang_exp2.csv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clang_exp2.csv'.$A$1" table:expression="#REF!"/>
          <table:named-expression table:name="Sheet_Title" table:base-cell-address="$'par_clang_exp2.csv'.$A$1" table:expression="&quot;par_clang_exp2.csv&quot;"/>
        </table:named-expressions>
      </table:table>
      <table:table table:name="par_clang_exp3.csv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clang_exp3.csv'.$A$1" table:expression="#REF!"/>
          <table:named-expression table:name="Sheet_Title" table:base-cell-address="$'par_clang_exp3.csv'.$A$1" table:expression="&quot;par_clang_exp3.csv&quot;"/>
        </table:named-expressions>
      </table:table>
      <table:table table:name="par_clang_exp4.csv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clang_exp4.csv'.$A$1" table:expression="#REF!"/>
          <table:named-expression table:name="Sheet_Title" table:base-cell-address="$'par_clang_exp4.csv'.$A$1" table:expression="&quot;par_clang_exp4.csv&quot;"/>
        </table:named-expressions>
      </table:table>
      <table:table table:name="par_clang_exp5.csv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clang_exp5.csv'.$A$1" table:expression="#REF!"/>
          <table:named-expression table:name="Sheet_Title" table:base-cell-address="$'par_clang_exp5.csv'.$A$1" table:expression="&quot;par_clang_exp5.csv&quot;"/>
        </table:named-expressions>
      </table:table>
      <table:table table:name="seq_clang_exp1.csv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5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1.csv'.$A$1" table:expression="#REF!"/>
          <table:named-expression table:name="Sheet_Title" table:base-cell-address="$'seq_clang_exp1.csv'.$A$1" table:expression="&quot;seq_clang_exp1.csv&quot;"/>
        </table:named-expressions>
      </table:table>
      <table:table table:name="seq_clang_exp2.csv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6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2.csv'.$A$1" table:expression="#REF!"/>
          <table:named-expression table:name="Sheet_Title" table:base-cell-address="$'seq_clang_exp2.csv'.$A$1" table:expression="&quot;seq_clang_exp2.csv&quot;"/>
        </table:named-expressions>
      </table:table>
      <table:table table:name="seq_clang_exp3.csv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7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3.csv'.$A$1" table:expression="#REF!"/>
          <table:named-expression table:name="Sheet_Title" table:base-cell-address="$'seq_clang_exp3.csv'.$A$1" table:expression="&quot;seq_clang_exp3.csv&quot;"/>
        </table:named-expressions>
      </table:table>
      <table:table table:name="seq_clang_exp4.csv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8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4.csv'.$A$1" table:expression="#REF!"/>
          <table:named-expression table:name="Sheet_Title" table:base-cell-address="$'seq_clang_exp4.csv'.$A$1" table:expression="&quot;seq_clang_exp4.csv&quot;"/>
        </table:named-expressions>
      </table:table>
      <table:table table:name="seq_clang_exp5.csv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9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clang_exp5.csv'.$A$1" table:expression="#REF!"/>
          <table:named-expression table:name="Sheet_Title" table:base-cell-address="$'seq_clang_exp5.csv'.$A$1" table:expression="&quot;seq_clang_exp5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r_5f_clang_5f_exp1.csv" style:display-name="par_clang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clang_5f_exp2.csv" style:display-name="par_clang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clang_5f_exp3.csv" style:display-name="par_clang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clang_5f_exp4.csv" style:display-name="par_clang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clang_5f_exp5.csv" style:display-name="par_clang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1.csv" style:display-name="seq_clang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2.csv" style:display-name="seq_clang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3.csv" style:display-name="seq_clang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4.csv" style:display-name="seq_clang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clang_5f_exp5.csv" style:display-name="seq_clang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0:36:50.924200475</dc:date>
    <meta:creation-date>2021-03-08T07:36:00Z</meta:creation-date>
    <meta:generator>LibreOffice/7.0.4.2$Linux_X86_64 LibreOffice_project/00$Build-2</meta:generator>
    <meta:editing-duration>PT33S</meta:editing-duration>
    <meta:editing-cycles>1</meta:editing-cycles>
    <meta:document-statistic meta:table-count="10" meta:cell-count="330" meta:object-count="0"/>
  </office:meta>
</office:document-meta>
</file>